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Heading_20_1">
      <style:paragraph-properties fo:text-align="start" style:justify-single-word="false"/>
      <style:text-properties style:font-name="MS PGothic1" style:font-name-asian="MS PGothic1" style:language-asian="ja" style:country-asian="JP"/>
    </style:style>
    <style:style style:name="P18" style:family="paragraph" style:parent-style-name="Heading_20_1">
      <style:paragraph-properties fo:text-align="start" style:justify-single-word="false"/>
      <style:text-properties style:font-name="MS PGothic1" style:font-name-asian="MS PGothic1"/>
    </style:style>
    <style:style style:name="P19" style:family="paragraph" style:parent-style-name="Heading_20_2">
      <style:paragraph-properties fo:text-align="start" style:justify-single-word="false"/>
      <style:text-properties style:font-name="MS PGothic1" style:font-name-asian="MS PGothic1"/>
    </style:style>
    <style:style style:name="P20" style:family="paragraph" style:parent-style-name="Text_20_body">
      <style:paragraph-properties fo:text-align="start" style:justify-single-word="false"/>
      <style:text-properties style:font-name="MS PGothic1" style:font-name-asian="MS PGothic1" style:language-asian="zh" style:country-asian="TW"/>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ext_20_body">
      <style:paragraph-properties fo:text-align="start" style:justify-single-word="false"/>
      <style:text-properties style:font-name="MS PGothic1" style:font-name-asian="MS PGothic1"/>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start" style:justify-single-word="false"/>
      <style:text-properties style:font-name="MS Gothic" style:font-name-asian="MS Gothic"/>
    </style:style>
    <style:style style:name="P25" style:family="paragraph" style:parent-style-name="Table_20_Heading">
      <style:text-properties fo:font-size="10pt" style:font-size-asian="10pt" style:font-size-complex="10pt"/>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style:font-name="MS PGothic1" style:font-name-asian="MS PGothic1"/>
    </style:style>
    <style:style style:name="P30" style:family="paragraph" style:parent-style-name="Table_20_Contents">
      <style:paragraph-properties fo:text-align="start" style:justify-single-word="false"/>
      <style:text-properties style:font-name="MS PGothic1" style:font-name-asian="MS PGothic1" style:language-asian="ja" style:country-asian="JP"/>
    </style:style>
    <style:style style:name="P31" style:family="paragraph" style:parent-style-name="Table_20_Contents">
      <style:paragraph-properties fo:text-align="start" style:justify-single-word="false"/>
      <style:text-properties style:font-name="MS PGothic1" style:font-name-asian="MS PGothic1" style:language-asian="zh" style:country-asian="TW"/>
    </style:style>
    <style:style style:name="P32"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start" style:justify-single-word="false"/>
      <style:text-properties style:language-asian="zh" style:country-asian="TW"/>
    </style:style>
    <style:style style:name="P35" style:family="paragraph" style:parent-style-name="Table_20_Contents">
      <style:paragraph-properties fo:text-align="start" style:justify-single-word="false"/>
      <style:text-properties style:font-name="Courier New1" style:font-name-asian="MS PGothic1"/>
    </style:style>
    <style:style style:name="P36" style:family="paragraph" style:parent-style-name="Table_20_Contents">
      <style:paragraph-properties fo:text-align="start" style:justify-single-word="false"/>
    </style:style>
    <style:style style:name="P37" style:family="paragraph" style:parent-style-name="Heading_20_3">
      <style:paragraph-properties fo:text-align="start" style:justify-single-word="false"/>
      <style:text-properties style:font-name="MS PGothic1" style:font-name-asian="MS PGothic1"/>
    </style:style>
    <style:style style:name="P38" style:family="paragraph" style:parent-style-name="Text_20_body_20_indent">
      <style:paragraph-properties fo:text-align="start" style:justify-single-word="false"/>
      <style:text-properties style:font-name="MS PGothic1" style:font-name-asian="MS PGothic1"/>
    </style:style>
    <style:style style:name="P39"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0" style:family="paragraph" style:parent-style-name="Text_20_body">
      <style:paragraph-properties fo:margin-left="1.222cm" fo:margin-right="0cm" fo:text-align="start" style:justify-single-word="false" fo:text-indent="0cm" style:auto-text-indent="false"/>
    </style:style>
    <style:style style:name="P41" style:family="paragraph" style:parent-style-name="Footnot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Code_20_Indent">
      <style:paragraph-properties fo:text-align="start" style:justify-single-word="false"/>
      <style:text-properties style:font-name="MS PGothic1" style:font-name-asian="MS PGothic1"/>
    </style:style>
    <style:style style:name="P44"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5"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6"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7"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8" style:family="paragraph" style:parent-style-name="Text_20_body_20_indent" style:list-style-name="L2">
      <style:paragraph-properties fo:text-align="start" style:justify-single-word="false"/>
      <style:text-properties style:font-name="MS PGothic1" style:font-name-asian="MS PGothic1"/>
    </style:style>
    <style:style style:name="P49" style:family="paragraph" style:parent-style-name="Text_20_body" style:list-style-name="L1">
      <style:paragraph-properties fo:text-align="start" style:justify-single-word="false"/>
    </style:style>
    <style:style style:name="P50" style:family="paragraph" style:parent-style-name="Text_20_body" style:list-style-name="L1">
      <style:paragraph-properties fo:text-align="start" style:justify-single-word="false"/>
      <style:text-properties style:language-asian="zh" style:country-asian="TW"/>
    </style:style>
    <style:style style:name="P51" style:family="paragraph" style:parent-style-name="Text_20_body" style:list-style-name="L3">
      <style:paragraph-properties fo:margin-left="1.222cm" fo:margin-right="0cm" fo:text-align="start" style:justify-single-word="false" fo:text-indent="0cm" style:auto-text-indent="false"/>
    </style:style>
    <style:style style:name="P52"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3" style:family="paragraph" style:parent-style-name="Text_20_body" style:list-style-name="L4">
      <style:paragraph-properties fo:margin-left="1.203cm" fo:margin-right="0cm" fo:text-align="start" style:justify-single-word="false" fo:text-indent="0cm" style:auto-text-indent="false"/>
    </style:style>
    <style:style style:name="P54"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3.5.3</text:p>
      <text:p text:style-name="P10"/>
      <text:p text:style-name="P11">October 2008</text:p>
      <text:p text:style-name="P12">Potix Corporation</text:p>
      <text:p text:style-name="P7"/>
      <text:p text:style-name="P44"/>
      <text:p text:style-name="P47"/>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はじめに<text:tab/>4</text:p>
          <text:p text:style-name="P16"><text:a xlink:type="simple" xlink:href="#1.1.サーブレットコンテナ (Java Web Server)のご紹介|outline" text:style-name="Internet_20_link" text:visited-style-name="Internet_20_link">サーブレットコンテナ (Java Web Server)のご紹介<text:tab/>4</text:a></text:p>
          <text:p text:style-name="P16"><text:a xlink:type="simple" xlink:href="#1.2.Java言語のご紹介|outline" text:style-name="Internet_20_link" text:visited-style-name="Internet_20_link">Java言語のご紹介<text:tab/>4</text:a></text:p>
          <text:p text:style-name="P16"><text:a xlink:type="simple" xlink:href="#1.3.統合開発環境 (IDE)のご紹介|outline" text:style-name="Internet_20_link" text:visited-style-name="Internet_20_link">統合開発環境 (IDE)のご紹介<text:tab/>4</text:a></text:p>
          <text:p text:style-name="P15">1. ダウンロード<text:tab/>5</text:p>
          <text:p text:style-name="P15">2. デモファイルを実行してみよう<text:tab/>6</text:p>
          <text:p text:style-name="P15">3. インストール<text:tab/>7</text:p>
          <text:p text:style-name="P16"><text:a xlink:type="simple" xlink:href="#4.1.方法 1: ZKをアプリケーションに添付する|outline" text:style-name="Internet_20_link" text:visited-style-name="Internet_20_link">方法 1: ZKをアプリケーションに添付する<text:tab/>7</text:a></text:p>
          <text:p text:style-name="P16"><text:a xlink:type="simple" xlink:href="#4.2.方法 2: ZKライブラリーを共有フォルダに置く|outline" text:style-name="Internet_20_link" text:visited-style-name="Internet_20_link">方法 2: ZKライブラリーを共有フォルダに置く<text:tab/>7</text:a></text:p>
          <text:p text:style-name="P16"><text:a xlink:type="simple" xlink:href="#4.3.MySQL3を使う|outline" text:style-name="Internet_20_link" text:visited-style-name="Internet_20_link">MySQLを使う<text:tab/>8</text:a></text:p>
          <text:p text:style-name="P15">4. ZKパッケージ<text:tab/>9</text:p>
          <text:p text:style-name="P16"><text:a xlink:type="simple" xlink:href="#5.1./doc|outline" text:style-name="Internet_20_link" text:visited-style-name="Internet_20_link">/doc<text:tab/>9</text:a></text:p>
          <text:p text:style-name="P16"><text:a xlink:type="simple" xlink:href="#5.2./dist/lib|outline" text:style-name="Internet_20_link" text:visited-style-name="Internet_20_link">/dist/lib<text:tab/>9</text:a></text:p>
          <text:p text:style-name="P16"><text:a xlink:type="simple" xlink:href="#5.3./dist/lib/zkforge|outline" text:style-name="Internet_20_link" text:visited-style-name="Internet_20_link">/dist/lib/zkforge<text:tab/>9</text:a></text:p>
          <text:p text:style-name="P16"><text:a xlink:type="simple" xlink:href="#5.4./dist/lib/ext|outline" text:style-name="Internet_20_link" text:visited-style-name="Internet_20_link">/dist/lib/ext<text:tab/>9</text:a></text:p>
          <text:p text:style-name="P16"><text:a xlink:type="simple" xlink:href="#5.5./dist/src|outline" text:style-name="Internet_20_link" text:visited-style-name="Internet_20_link">/dist/src<text:tab/>11</text:a></text:p>
          <text:p text:style-name="P16"><text:a xlink:type="simple" xlink:href="#5.6./dist/xsd|outline" text:style-name="Internet_20_link" text:visited-style-name="Internet_20_link">/dist/xsd<text:tab/>11</text:a></text:p>
          <text:p text:style-name="P16"><text:a xlink:type="simple" xlink:href="#5.7./dist/WEB-INF|outline" text:style-name="Internet_20_link" text:visited-style-name="Internet_20_link">/dist/WEB-INF<text:tab/>11</text:a></text:p>
          <text:p text:style-name="P15">5. デモパッケージ<text:tab/>12</text:p>
          <text:p text:style-name="P16"><text:a xlink:type="simple" xlink:href="#6.1./|outline" text:style-name="Internet_20_link" text:visited-style-name="Internet_20_link">/<text:tab/>12</text:a></text:p>
          <text:p text:style-name="P16"><text:a xlink:type="simple" xlink:href="#6.2./zkdemo|outline" text:style-name="Internet_20_link" text:visited-style-name="Internet_20_link">/zkdemo<text:tab/>12</text:a></text:p>
          <text:p text:style-name="P16"><text:a xlink:type="simple" xlink:href="#6.3./MyApp|outline" text:style-name="Internet_20_link" text:visited-style-name="Internet_20_link">/MyApp<text:tab/>12</text:a></text:p>
          <text:p text:style-name="P15">6. 初めてのZKアプリ<text:tab/>13</text:p>
          <text:p text:style-name="P16"><text:a xlink:type="simple" xlink:href="#7.1.初めての Hello World|outline" text:style-name="Internet_20_link" text:visited-style-name="Internet_20_link">初めての Hello World<text:tab/>15</text:a></text:p>
        </text:index-body>
      </text:table-of-content>
      <text:h text:style-name="P17" text:outline-level="1">はじめに</text:h>
      <text:h text:style-name="P19" text:outline-level="2"><text:span text:style-name="T3">サーブレットコンテナ</text:span> (Java Web Server)<text:span text:style-name="T3">のご紹介</text:span></text:h>
      <text:p text:style-name="P20"><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5">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7"><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8">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8"><text:a xlink:type="simple" xlink:href="http://tomcat.apache.org/tomcat-5.5-doc/index.html" office:target-frame-name="_blank" xlink:show="new">http://tomcat.apache.org/tomcat-5.5-doc/index.html</text:a></text:p>
          </table:table-cell>
        </table:table-row>
      </table:table>
      <text:h text:style-name="P19"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19"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18"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9"><text:span text:style-name="Source_20_Text">zk-bin-</text:span><text:span text:style-name="Source_20_Text"><text:span text:style-name="T3">std</text:span></text:span><text:span text:style-name="Source_20_Text">-3.5.1</text:span><text:span text:style-name="Source_20_Text"><text:span text:style-name="T3">.tar.gz　</text:span></text:span><text:span text:style-name="Source_20_Text">zk-</text:span><text:span text:style-name="Source_20_Text"><text:span text:style-name="T3">bin-std-</text:span></text:span><text:span text:style-name="Source_20_Text">3.5.1</text:span><text:span text:style-name="Source_20_Text"><text:span text:style-name="T3">.zip</text:span></text:span></text:p>
          </table:table-cell>
          <table:table-cell table:style-name="Table1.B2" office:value-type="string">
            <text:p text:style-name="P30">Zkを使用するのに、必要なバイナリファイルと最低必要なライブラリーです。</text:p>
            <text:p text:style-name="P30">スタンダード版です。</text:p>
          </table:table-cell>
        </table:table-row>
        <table:table-row>
          <table:table-cell table:style-name="Table1.A2" office:value-type="string">
            <text:p text:style-name="P29"><text:span text:style-name="Source_20_Text">zk-bin-</text:span><text:span text:style-name="Source_20_Text"><text:span text:style-name="T3">prof</text:span></text:span><text:span text:style-name="Source_20_Text">-3.5.1</text:span><text:span text:style-name="Source_20_Text"><text:span text:style-name="T3">.tar.gz　</text:span></text:span><text:span text:style-name="Source_20_Text">zk-</text:span><text:span text:style-name="Source_20_Text"><text:span text:style-name="T3">bin-prof-</text:span></text:span><text:span text:style-name="Source_20_Text">3.5.1</text:span><text:span text:style-name="Source_20_Text"><text:span text:style-name="T3">.zip</text:span></text:span></text:p>
          </table:table-cell>
          <table:table-cell table:style-name="Table1.B2" office:value-type="string">
            <text:p text:style-name="P30">ZKのバイナリパッケージです。ZKスタンダード版にあるすべてのファイルと、JFreeChart・GoogleMaps<text:span text:style-name="T6">・Jasper Reports・</text:span>レイアウトコンポーネンツが含まれています。</text:p>
            <text:p text:style-name="P30">Pro版です。</text:p>
          </table:table-cell>
        </table:table-row>
        <table:table-row>
          <table:table-cell table:style-name="Table1.A2" office:value-type="string">
            <text:p text:style-name="P29"><text:span text:style-name="Source_20_Text">zk-bin-3.5.1</text:span><text:span text:style-name="Source_20_Text"><text:span text:style-name="T3">.tar.gz<text:line-break/></text:span></text:span><text:span text:style-name="Source_20_Text">zk-bin-3.5.1</text:span><text:span text:style-name="Source_20_Text"><text:span text:style-name="T3">.zip</text:span></text:span></text:p>
          </table:table-cell>
          <table:table-cell table:style-name="Table1.B2" office:value-type="string">
            <text:p text:style-name="P30">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30">エンタープライズ版です。</text:p>
          </table:table-cell>
        </table:table-row>
        <table:table-row>
          <table:table-cell table:style-name="Table1.A2" office:value-type="string">
            <text:p text:style-name="P29"><text:span text:style-name="Source_20_Text">Zk-demo-</text:span><text:span text:style-name="Source_20_Text"><text:span text:style-name="T3">3.5.1</text:span></text:span><text:span text:style-name="Source_20_Text">.zip</text:span></text:p>
          </table:table-cell>
          <table:table-cell table:style-name="Table1.B2" office:value-type="string">
            <text:p text:style-name="P30">独立した<text:span text:style-name="Source_20_Text">zkdemo</text:span>アプリケーションをWARとEARのフォーマットで提供します。デモアプリケーションのソースコードも含まれています。</text:p>
            <text:p text:style-name="P30">デモ用サンプルを見るにはウェブサーバ等の設定は一切不要です。</text:p>
          </table:table-cell>
        </table:table-row>
        <table:table-row>
          <table:table-cell table:style-name="Table1.A2" office:value-type="string">
            <text:p text:style-name="P29"><text:span text:style-name="Source_20_Text">Zk-</text:span><text:span text:style-name="Source_20_Text"><text:span text:style-name="T3">javadoc-3.5.1.</text:span></text:span><text:span text:style-name="Source_20_Text">zip</text:span></text:p>
          </table:table-cell>
          <table:table-cell table:style-name="Table1.B2" office:value-type="string">
            <text:p text:style-name="P29"><text:span text:style-name="T3">ZKフレームワークにて</text:span>Java API<text:span text:style-name="T3">を使用するマニュアルです。</text:span></text:p>
          </table:table-cell>
        </table:table-row>
        <table:table-row>
          <table:table-cell table:style-name="Table1.A2" office:value-type="string">
            <text:p text:style-name="P29"><text:span text:style-name="Source_20_Text">Zk-</text:span><text:span text:style-name="Source_20_Text"><text:span text:style-name="T3">src-3.5.1.</text:span></text:span><text:span text:style-name="Source_20_Text">tar.gz</text:span></text:p>
          </table:table-cell>
          <table:table-cell table:style-name="Table1.B2" office:value-type="string">
            <text:p text:style-name="P30">ZKフレームワークのソースコードです。</text:p>
          </table:table-cell>
        </table:table-row>
      </table:table>
      <text:p text:style-name="P22"/>
      <text:h text:style-name="P18" text:outline-level="1">2. <text:span text:style-name="T3">デモファイルを実行してみよう</text:span></text:h>
      <text:p text:style-name="P21">ZKの能力を試すのであれば、下記のURLを参照しましょう。</text:p>
      <text:p text:style-name="P23"><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21">また、ローカルサーバでデモを実行する方法は次の通りです。</text:p>
      <text:list text:style-name="L1">
        <text:list-item>
          <text:p text:style-name="P49"><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3.5.1.zip</text:span></text:span></text:a></text:p>
        </text:list-item>
        <text:list-item>
          <text:p text:style-name="P49"><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50"><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18" text:outline-level="1">3. <text:span text:style-name="T3">インストール</text:span></text:h>
      <text:p text:style-name="P20">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20"><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9"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7">ZK<text:span text:style-name="T3">ライブラリーをWARファイルに添付する(ウェブアプリ)</text:span></text:p>
      <text:list text:style-name="L2">
        <text:list-item>
          <text:p text:style-name="P48"><text:span text:style-name="Source_20_Text">zk-</text:span><text:span text:style-name="Source_20_Text"><text:span text:style-name="T3">bin-</text:span></text:span><text:span text:style-name="Source_20_Text">3.5.1</text:span><text:span text:style-name="Source_20_Text"><text:span text:style-name="T3">.zip</text:span></text:span> <text:span text:style-name="T3">または</text:span><text:span text:style-name="Source_20_Text"> zk-bin-3.5.1</text:span><text:span text:style-name="Source_20_Text"><text:span text:style-name="T3">.tar.gz</text:span></text:span><text:span text:style-name="T3">を解凍します。</text:span></text:p>
        </text:list-item>
        <text:list-item>
          <text:p text:style-name="P48"><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8"><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7">ZK<text:span text:style-name="T3">ライブラリーを</text:span>EAR<text:span text:style-name="T3">ファイルに添付する</text:span>(the Jav<text:span text:style-name="T6">a EE application)</text:span></text:p>
      <text:list text:style-name="L2">
        <text:list-item text:start-value="1">
          <text:p text:style-name="P48"><text:span text:style-name="Source_20_Text">zk-bin-3.5.1</text:span><text:span text:style-name="Source_20_Text"><text:span text:style-name="T3">.zip</text:span></text:span><text:span text:style-name="T3"> か</text:span> <text:span text:style-name="Source_20_Text">zk-bin-3.5.1</text:span><text:span text:style-name="Source_20_Text"><text:span text:style-name="T3">.tar.gz</text:span></text:span><text:span text:style-name="T3">を解凍します。</text:span></text:p>
        </text:list-item>
        <text:list-item>
          <text:p text:style-name="P48"><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8"><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19"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7"><text:span text:style-name="T3">ZKを</text:span>Tomcat<text:span text:style-name="T3">にインストール</text:span></text:p>
      <text:list text:style-name="L3">
        <text:list-item>
          <text:p text:style-name="P51"><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2">Tomcat<text:span text:style-name="T3">を停止します。</text:span></text:p>
        </text:list-item>
        <text:list-item>
          <text:p text:style-name="P52"><text:soft-page-break/><text:span text:style-name="Source_20_Text">zk-bin-3.5.1</text:span><text:span text:style-name="Source_20_Text"><text:span text:style-name="T3">.zip </text:span></text:span><text:span text:style-name="T3">もしくは</text:span> <text:span text:style-name="Source_20_Text">zk-bin-3.5.1</text:span><text:span text:style-name="Source_20_Text"><text:span text:style-name="T3">.tar.gz</text:span></text:span><text:span text:style-name="T3">を解凍します。</text:span></text:p>
        </text:list-item>
        <text:list-item>
          <text:p text:style-name="P52"><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41">$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2">Tomcat<text:span text:style-name="T3">を再起動します。</text:span></text:p>
        </text:list-item>
      </text:list>
      <text:p text:style-name="P40"><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7">ZK<text:span text:style-name="T3">を</text:span>Jetty<text:span text:style-name="T3">にインストール</text:span></text:p>
      <text:list text:style-name="L4">
        <text:list-item>
          <text:p text:style-name="P53"><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4">Jetty<text:span text:style-name="T3">を停止します。</text:span></text:p>
        </text:list-item>
        <text:list-item>
          <text:p text:style-name="P54"><text:span text:style-name="Source_20_Text">zk-bin-3.5.1</text:span><text:span text:style-name="Source_20_Text"><text:span text:style-name="T3">.zip</text:span></text:span><text:span text:style-name="T3"> もしくは</text:span> <text:span text:style-name="Source_20_Text">zk-bin-3.5.1</text:span><text:span text:style-name="Source_20_Text"><text:span text:style-name="T3">.tar.gz</text:span></text:span><text:span text:style-name="T3">を解凍します。</text:span></text:p>
        </text:list-item>
        <text:list-item>
          <text:p text:style-name="P54"><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4">Jetty<text:span text:style-name="T3">を再起動します。</text:span></text:p>
        </text:list-item>
      </text:list>
      <text:p text:style-name="P42"><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9"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22"><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18" text:outline-level="1">4. <text:span text:style-name="T3">ZKパッケージ</text:span></text:h>
      <text:p text:style-name="P45"><text:span text:style-name="T3">この章は</text:span><text:span text:style-name="Source_20_Text">zk-bin-3.5.1</text:span><text:span text:style-name="Source_20_Text"><text:span text:style-name="T3">.zip</text:span></text:span>について<text:span text:style-name="T3">説明します。</text:span></text:p>
      <text:h text:style-name="P19" text:outline-level="2">/doc</text:h>
      <text:p text:style-name="P39">コピーライト・リリースノート等ドキュメントはこのフォルダに入っています。</text:p>
      <text:h text:style-name="P19" text:outline-level="2">/dist/lib</text:h>
      <text:p text:style-name="P39">ZKを実行するのに必要なライブラリーはこのフォルダにあります。</text:p>
      <text:h text:style-name="P19" text:outline-level="2">/dist/lib/zkforge</text:h>
      <text:p text:style-name="P38"><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9"><text:span text:style-name="Source_20_Text">fckez.jar</text:span></text:p>
          </table:table-cell>
          <table:table-cell table:style-name="Table5.B2" office:value-type="string">
            <text:p text:style-name="P29"><text:span text:style-name="T6">ZK FCKeditor</text:span><text:span text:style-name="T3">コンポーネントを使う場合に必要</text:span></text:p>
            <text:p text:style-name="P31">Version: 2.6.1_1</text:p>
          </table:table-cell>
        </table:table-row>
        <table:table-row>
          <table:table-cell table:style-name="Table5.A2" office:value-type="string">
            <text:p text:style-name="P29"><text:span text:style-name="Source_20_Text">gmapsz.jar</text:span></text:p>
          </table:table-cell>
          <table:table-cell table:style-name="Table5.B2" office:value-type="string">
            <text:p text:style-name="P29"><text:span text:style-name="T6">ZK Google Maps</text:span><text:span text:style-name="T3">コンポーネントを使う場合に必要</text:span></text:p>
            <text:p text:style-name="P31">Version: 2.0_8</text:p>
          </table:table-cell>
        </table:table-row>
        <table:table-row>
          <table:table-cell table:style-name="Table5.A2" office:value-type="string">
            <text:p text:style-name="P29"><text:span text:style-name="Source_20_Text">timelinez.jar</text:span></text:p>
          </table:table-cell>
          <table:table-cell table:style-name="Table5.B2" office:value-type="string">
            <text:p text:style-name="P29"><text:span text:style-name="T6">ZK Timeline</text:span><text:span text:style-name="T3">コンポーネントを使う場合に必要</text:span></text:p>
            <text:p text:style-name="P31">Version: 1.2_1</text:p>
          </table:table-cell>
        </table:table-row>
      </table:table>
      <text:h text:style-name="P19" text:outline-level="2">/dist/lib/ext</text:h>
      <text:p text:style-name="P39">ZKを実行するのに必要な外部ライブラリーはこちらになります。一般的なライブラリーですので、既にインストールされている可能性があります。</text:p>
      <text:p text:style-name="P39">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9"><text:span text:style-name="Source_20_Text">com</text:span><text:span text:style-name="Source_20_Text"><text:span text:style-name="T6">mons-fileupload.jar<text:line-break/>commons-io.jar</text:span></text:span></text:p>
          </table:table-cell>
          <table:table-cell table:style-name="Table4.B2" office:value-type="string">
            <text:p text:style-name="P30">これらのファイルでアップロード機能を実現する場合に使う</text:p>
            <text:p text:style-name="P31">Version: Commons Fileupload 1.2.1 and Commons IO 1.3.1</text:p>
          </table:table-cell>
        </table:table-row>
        <table:table-row>
          <table:table-cell table:style-name="Table4.A2" office:value-type="string">
            <text:p text:style-name="P29"><text:span text:style-name="Source_20_Text">jcommon.jar<text:line-break/>jfreechar.jar</text:span></text:p>
          </table:table-cell>
          <table:table-cell table:style-name="Table4.B2" office:value-type="string">
            <text:p text:style-name="P29"><text:span text:style-name="T6">ZUL</text:span><text:span text:style-name="T3">のチャートコンポーネントを使用する場合に使う</text:span><text:span text:style-name="T6">.</text:span></text:p>
            <text:p text:style-name="P34"><text:span text:style-name="T10">Version: </text:span><text:a xlink:type="simple" xlink:href="http://www.jfree.org/jfreechart/">JFreeChart</text:a><text:span text:style-name="T10"> 1.0.9 and </text:span><text:a xlink:type="simple" xlink:href="http://www.jfree.org/jcommon">JCommon</text:a><text:span text:style-name="T10"> 1.0.12</text:span></text:p>
            <text:p text:style-name="P30">[スタンダード版には入っておりません]</text:p>
          </table:table-cell>
        </table:table-row>
        <table:table-row>
          <table:table-cell table:style-name="Table4.A2" office:value-type="string">
            <text:p text:style-name="P35">jasperreports.jar<text:line-break/>itext.jar<text:line-break/><text:soft-pag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33"><text:soft-page-break/>Version: Jasper Reports 3.0.0<text:line-break/>(itext: 2.1.3, commons-collections: 2.1, commons-logging: 1.0.2, jxl: 2.6.8, poi: 3.0.1)</text:p>
            <text:p text:style-name="P33">補足：poi.jar は Apache POI からエクセルに変換する際に使います。また、jxl.jar は JExcelApi からエクセルに変換する際に必要になります。</text:p>
            <text:p text:style-name="P32">[スタンダード版には入っておりません]</text:p>
          </table:table-cell>
        </table:table-row>
        <table:table-row>
          <table:table-cell table:style-name="Table4.A2" office:value-type="string">
            <text:p text:style-name="P29"><text:span text:style-name="Source_20_Text">bsh.jar</text:span></text:p>
          </table:table-cell>
          <table:table-cell table:style-name="Table4.B2" office:value-type="string">
            <text:p text:style-name="P36"><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4"><text:span text:style-name="T10">Version: </text:span><text:a xlink:type="simple" xlink:href="http://www.beanshell.org/">BeanShell</text:a><text:span text:style-name="T10"> 2.0b4</text:span></text:p>
          </table:table-cell>
        </table:table-row>
        <table:table-row>
          <table:table-cell table:style-name="Table4.A2" office:value-type="string">
            <text:p text:style-name="P29"><text:span text:style-name="Source_20_Text">js.jar</text:span></text:p>
          </table:table-cell>
          <table:table-cell table:style-name="Table4.B2" office:value-type="string">
            <text:p text:style-name="P36"><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31">Version: Rhino 1.7R1</text:p>
            <text:p text:style-name="P30">[スタンダード版・Pro版には入っておりません]</text:p>
          </table:table-cell>
        </table:table-row>
        <table:table-row>
          <table:table-cell table:style-name="Table4.A2" office:value-type="string">
            <text:p text:style-name="P29"><text:span text:style-name="Source_20_Text">groovy.jar</text:span></text:p>
          </table:table-cell>
          <table:table-cell table:style-name="Table4.B2" office:value-type="string">
            <text:p text:style-name="P36"><text:a xlink:type="simple" xlink:href="http://groovy.codehaus.org/"><text:span text:style-name="T10">Groovy</text:span></text:a><text:a xlink:type="simple" xlink:href="http://groovy.codehaus.org/"><text:span text:style-name="T11">でスクリプトを作成する場合に使う</text:span></text:a></text:p>
            <text:p text:style-name="P34"><text:span text:style-name="T10">Version: </text:span><text:a xlink:type="simple" xlink:href="http://groovy.codehaus.org/">Groovy</text:a><text:span text:style-name="T10"> 1.5.6 (groovy-all)</text:span></text:p>
            <text:p text:style-name="P30">[スタンダード版・Pro版には入っておりません]</text:p>
          </table:table-cell>
        </table:table-row>
        <table:table-row>
          <table:table-cell table:style-name="Table4.A2" office:value-type="string">
            <text:p text:style-name="P29"><text:span text:style-name="Source_20_Text">jruby.jar</text:span></text:p>
          </table:table-cell>
          <table:table-cell table:style-name="Table4.B2" office:value-type="string">
            <text:p text:style-name="P36"><text:span text:style-name="T12">Ruby (</text:span><text:a xlink:type="simple" xlink:href="http://jruby.codehaus.org/"><text:span text:style-name="T10">JRuby</text:span></text:a><text:span text:style-name="T12">) </text:span><text:span text:style-name="T11">でスクリプトを作成する場合に使う</text:span></text:p>
            <text:p text:style-name="P34"><text:span text:style-name="T10">Version: </text:span><text:a xlink:type="simple" xlink:href="http://jruby.codehaus.org/">JRuby</text:a><text:span text:style-name="T10"> 1.1.2 (jruby-complete)</text:span></text:p>
            <text:p text:style-name="P30">[スタンダード版・Pro版には入っておりません]</text:p>
          </table:table-cell>
        </table:table-row>
        <table:table-row>
          <table:table-cell table:style-name="Table4.A2" office:value-type="string">
            <text:p text:style-name="P29"><text:span text:style-name="Source_20_Text">jython.jar</text:span></text:p>
          </table:table-cell>
          <table:table-cell table:style-name="Table4.B2" office:value-type="string">
            <text:p text:style-name="P36"><text:span text:style-name="T12">Python (</text:span><text:a xlink:type="simple" xlink:href="http://www.jython.org/"><text:span text:style-name="T6">Jython</text:span></text:a><text:span text:style-name="T12">) </text:span><text:span text:style-name="T11">でスクリプトを作成する場合に使う</text:span></text:p>
            <text:p text:style-name="P34"><text:span text:style-name="T10">Version: </text:span><text:a xlink:type="simple" xlink:href="http://www.jython.org/"><text:span text:style-name="T9">Jython</text:span></text:a><text:span text:style-name="T10"> 2.2.1</text:span></text:p>
            <text:p text:style-name="P30">[スタンダード版・Pro版には入っておりません]</text:p>
          </table:table-cell>
        </table:table-row>
        <table:table-row>
          <table:table-cell table:style-name="Table4.A2" office:value-type="string">
            <text:p text:style-name="P29"><text:span text:style-name="Source_20_Text">Filters.jar</text:span></text:p>
          </table:table-cell>
          <table:table-cell table:style-name="Table4.B2" office:value-type="string">
            <text:p text:style-name="P29"><text:span text:style-name="Source_20_Text"><text:span text:style-name="T6">captcha</text:span></text:span><text:span text:style-name="T6"> </text:span><text:span text:style-name="T3">コンポーネントを使用する場合に使う</text:span></text:p>
            <text:p text:style-name="P31">Version: JH Labs Java Image Filters</text:p>
            <text:p text:style-name="P30">[スタンダード版には入っておりません]</text:p>
          </table:table-cell>
        </table:table-row>
        <table:table-row>
          <table:table-cell table:style-name="Table4.A2" office:value-type="string">
            <text:p text:style-name="P30"><text:span text:style-name="Source_20_Text">mvel</text:span><text:span text:style-name="Source_20_Text"><text:span text:style-name="T3">.jar</text:span></text:span></text:p>
          </table:table-cell>
          <table:table-cell table:style-name="Table4.B2" office:value-type="string">
            <text:p text:style-name="P30">MVELを使用する場合に使う</text:p>
            <text:p text:style-name="P30">Version: MVEL <text:span text:style-name="T6">1.2.21 (</text:span>Java1.4用)</text:p>
            <text:p text:style-name="P30">[スタンダード版・Pro版には入っておりません]</text:p>
          </table:table-cell>
        </table:table-row>
        <table:table-row>
          <table:table-cell table:style-name="Table4.A2" office:value-type="string">
            <text:p text:style-name="P30"><text:span text:style-name="Source_20_Text"><text:span text:style-name="T6">ognl.jar</text:span></text:span></text:p>
          </table:table-cell>
          <table:table-cell table:style-name="Table4.B2" office:value-type="string">
            <text:p text:style-name="P30"><text:span text:style-name="T6">OGNL</text:span>を使用する場合に使う</text:p>
            <text:p text:style-name="P30">Version: <text:span text:style-name="T6">OGNL 2.6.9</text:span></text:p>
            <text:p text:style-name="P30">[スタンダード版・Pro版には入っておりません]</text:p>
          </table:table-cell>
        </table:table-row>
      </table:table>
      <text:h text:style-name="P19" text:outline-level="2"><text:soft-page-break/>/dist/src</text:h>
      <text:p text:style-name="P38"><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3.5.1</text:span></text:span><text:span text:style-name="Source_20_Text"><text:span text:style-name="T3">.tar.gz</text:span></text:span><text:span text:style-name="T3">をダウンロードし、解凍してください。</text:span></text:p>
      <text:h text:style-name="P19" text:outline-level="2">/dist/xsd</text:h>
      <text:p text:style-name="P39">ZKアプリケーションを開発する際便利なXSDファイルはこちらです。</text:p>
      <text:h text:style-name="P19" text:outline-level="2">/dist/WEB-INF</text:h>
      <text:p text:style-name="P38"><text:span text:style-name="T3">ZKアプリケーションを開発する際便利な</text:span><text:span text:style-name="T6">TLD</text:span><text:span text:style-name="T3">ファイルはこのフォルダに入っています。</text:span></text:p>
      <text:h text:style-name="P18" text:outline-level="1">5. <text:span text:style-name="T3">デモパッケージ</text:span></text:h>
      <text:p text:style-name="P46"><text:span text:style-name="T3">この章は</text:span>zk-demo-3.5.1<text:span text:style-name="T3">.zipについて説明します。</text:span></text:p>
      <text:h text:style-name="P19" text:outline-level="2">/</text:h>
      <text:p text:style-name="P38"><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19" text:outline-level="2">/zkdemo</text:h>
      <text:p text:style-name="P39">ライブデモのソースコードはこちらに入っています。</text:p>
      <text:h text:style-name="P19" text:outline-level="2">/MyApp</text:h>
      <text:p text:style-name="P39">このディレクトリーの下でウェブアプリケーションを新規作成しましょう。</text:p>
      <text:h text:style-name="P18" text:outline-level="1">6. <text:span text:style-name="T3">初めてのZKアプリ</text:span></text:h>
      <text:p text:style-name="P37">WEB-INF/web.xml<text:span text:style-name="T3">を用意しましょう</text:span></text:p>
      <text:p text:style-name="P38"><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43"><text:span text:style-name="Source_20_Text">&lt;/web-app&gt;</text:span></text:p>
      <text:h text:style-name="P19" text:outline-level="2"><text:span text:style-name="T3">初めての </text:span>Hello World</text:h>
      <text:p text:style-name="P24"><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23"><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2-15T14:39:08</dc:date>
    <dc:language>en-US</dc:language>
    <meta:editing-cycles>1158</meta:editing-cycles>
    <meta:editing-duration>P4DT4H38M4S</meta:editing-duration>
    <meta:user-defined meta:name="Info 1"/>
    <meta:user-defined meta:name="Info 2"/>
    <meta:user-defined meta:name="Info 3"/>
    <meta:user-defined meta:name="Info 4"/>
    <meta:document-statistic meta:table-count="5" meta:image-count="2" meta:object-count="0" meta:page-count="15" meta:paragraph-count="311" meta:word-count="3027" meta:character-count="11737"/>
  </office:meta>
</office:document-meta>
</file>